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8">
            <text:p>28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9">
            <text:p>29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0">
            <text:p>30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1">
            <text:p>31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4">
            <text:p>34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5">
            <text:p>35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6">
            <text:p>36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7">
            <text:p>37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2:Tasks.F3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1/06/2011</text:date>, <text:time>11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6T11:32:55</dc:date>
    <dc:creator>jander nascimento</dc:creator>
    <meta:editing-duration>PT03H51M33S</meta:editing-duration>
    <meta:editing-cycles>26</meta:editing-cycles>
    <meta:generator>OpenOffice.org/3.2$Linux OpenOffice.org_project/320m12$Build-9483</meta:generator>
    <meta:document-statistic meta:table-count="2" meta:cell-count="171" meta:object-count="0"/>
  </office:meta>
</office:document-meta>
</file>